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4300000050D99A89D0.jpg"/>
  <manifest:file-entry manifest:media-type="image/jpeg" manifest:full-path="Pictures/100000000000010D000000BBD5423F21.jpg"/>
  <manifest:file-entry manifest:media-type="image/svg+xml" manifest:full-path="Pictures/10001E8E00000C3D00000C3DCA449A88.svg"/>
  <manifest:file-entry manifest:media-type="image/png" manifest:full-path="Pictures/10000201000001410000010CA70885AA.png"/>
  <manifest:file-entry manifest:media-type="image/png" manifest:full-path="Pictures/1000020100000094000000949100F37F.png"/>
  <manifest:file-entry manifest:media-type="image/svg+xml" manifest:full-path="Pictures/10000F4900001A9200001629B5C98E80.svg"/>
  <manifest:file-entry manifest:media-type="image/png" manifest:full-path="Pictures/10000201000001160000016E1D47D2FC.png"/>
  <manifest:file-entry manifest:media-type="image/svg+xml" manifest:full-path="Pictures/1000078D000008170000047C1BD5EF1F.svg"/>
  <manifest:file-entry manifest:media-type="image/png" manifest:full-path="Pictures/100002010000008F0000008F883DC18E.png"/>
  <manifest:file-entry manifest:media-type="image/svg+xml" manifest:full-path="Pictures/1000333300000BCC00000BCCF9BE27F4.svg"/>
  <manifest:file-entry manifest:media-type="image/png" manifest:full-path="Pictures/1000020100000171000000B7B5B9C919.png"/>
  <manifest:file-entry manifest:media-type="image/png" manifest:full-path="Pictures/100002010000051500000303E0A4526F.png"/>
  <manifest:file-entry manifest:media-type="image/png" manifest:full-path="Pictures/100002010000006200000036647BE80A.png"/>
  <manifest:file-entry manifest:media-type="image/png" manifest:full-path="Pictures/10000201000000CC000000C749B80354.png"/>
  <manifest:file-entry manifest:media-type="image/svg+xml" manifest:full-path="Pictures/1000202400000B2200000D57E2AB9F75.svg"/>
  <manifest:file-entry manifest:media-type="image/png" manifest:full-path="Pictures/1000020100000087000000A12A128701.png"/>
  <manifest:file-entry manifest:media-type="image/png" manifest:full-path="Pictures/100002010000012C0000015D587445EB.png"/>
  <manifest:file-entry manifest:media-type="image/svg+xml" manifest:full-path="Pictures/10001D72000010D70000106C6465E9B3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>
        <style:tab-stops>
          <style:tab-stop style:position="11.642cm"/>
          <style:tab-stop style:position="12.02cm"/>
        </style:tab-stops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591cm" svg:height="3.3cm" svg:x="9.409cm" svg:y="5cm">
          <draw:image xlink:href="Pictures/10000201000001410000010CA70885AA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2" draw:text-style-name="P1" draw:layer="layout" svg:width="11.8cm" svg:height="1.193cm" svg:x="-3.2cm" svg:y="1.607cm">
          <draw:image xlink:href="Pictures/100002010000006200000036647BE80A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1" draw:text-style-name="P1" draw:layer="layout" svg:width="3.7cm" svg:height="2.932cm" svg:x="0.7cm" svg:y="0.568cm">
          <draw:image xlink:href="Pictures/1000020100000094000000949100F37F.png" xlink:type="simple" xlink:show="embed" xlink:actuate="onLoad"/>
          <draw:image xlink:href="Pictures/10001E8E00000C3D00000C3DCA449A88.svg" xlink:type="simple" xlink:show="embed" xlink:actuate="onLoad">
            <text:p/>
          </draw:image>
        </draw:frame>
        <draw:frame draw:style-name="gr2" draw:text-style-name="P1" draw:layer="layout" svg:width="10.4cm" svg:height="1.193cm" svg:x="-3.8cm" svg:y="5.907cm">
          <draw:image xlink:href="Pictures/100002010000006200000036647BE80A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1" draw:text-style-name="P1" draw:layer="layout" svg:width="12.4cm" svg:height="1.147cm" svg:x="13.2cm" svg:y="6.3cm">
          <draw:image xlink:href="Pictures/100002010000006200000036647BE80A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1" draw:text-style-name="P1" draw:layer="layout" svg:width="2.849cm" svg:height="3.414cm" svg:x="8.5cm" svg:y="9.586cm">
          <draw:image xlink:href="Pictures/1000020100000087000000A12A128701.png" xlink:type="simple" xlink:show="embed" xlink:actuate="onLoad"/>
          <draw:image xlink:href="Pictures/1000202400000B2200000D57E2AB9F75.svg" xlink:type="simple" xlink:show="embed" xlink:actuate="onLoad">
            <text:p/>
          </draw:image>
        </draw:frame>
        <draw:frame draw:style-name="gr2" draw:text-style-name="P1" draw:layer="layout" svg:width="10.4cm" svg:height="1.193cm" svg:x="-3.6cm" svg:y="11.107cm">
          <draw:image xlink:href="Pictures/100002010000006200000036647BE80A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2" draw:text-style-name="P1" draw:layer="layout" svg:width="10.4cm" svg:height="1.193cm" draw:transform="skewX (0.0092502450355682) rotate (0.0089011791851694) translate (12.7cm 24.107cm)">
          <draw:image xlink:href="Pictures/100002010000006200000036647BE80A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1" draw:text-style-name="P1" draw:layer="layout" svg:width="2.7cm" svg:height="2.812cm" svg:x="-5.7cm" svg:y="10cm">
          <draw:image xlink:href="Pictures/10000201000000CC000000C749B80354.png" xlink:type="simple" xlink:show="embed" xlink:actuate="onLoad"/>
          <draw:image xlink:href="Pictures/10001D72000010D70000106C6465E9B3.svg" xlink:type="simple" xlink:show="embed" xlink:actuate="onLoad">
            <text:p/>
          </draw:image>
        </draw:frame>
        <draw:frame draw:style-name="gr1" draw:text-style-name="P1" draw:layer="layout" svg:width="3.019cm" svg:height="3.019cm" svg:x="8.8cm" svg:y="14.4cm">
          <draw:image xlink:href="Pictures/100002010000008F0000008F883DC18E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frame draw:style-name="gr1" draw:text-style-name="P1" draw:layer="layout" svg:width="3.2cm" svg:height="3.5cm" svg:x="24.7cm" svg:y="14.1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1.036cm" svg:height="1.147cm" svg:x="12.464cm" svg:y="15.404cm">
          <draw:image xlink:href="Pictures/100002010000006200000036647BE80A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1" draw:text-style-name="P1" draw:layer="layout" svg:width="3.552cm" svg:height="3.9cm" svg:x="-6.152cm" svg:y="15cm">
          <draw:image xlink:href="Pictures/100002010000051500000303E0A4526F.png" xlink:type="simple" xlink:show="embed" xlink:actuate="onLoad">
            <text:p/>
          </draw:image>
        </draw:frame>
        <draw:frame draw:style-name="gr1" draw:text-style-name="P1" draw:layer="layout" svg:width="9.6cm" svg:height="1.147cm" svg:x="-1.8cm" svg:y="15.553cm">
          <draw:image xlink:href="Pictures/100002010000006200000036647BE80A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1" draw:text-style-name="P1" draw:layer="layout" svg:width="2.9cm" svg:height="3.1cm" svg:x="8.4cm" svg:y="18.8cm">
          <draw:image xlink:href="Pictures/100002010000012C0000015D587445EB.png" xlink:type="simple" xlink:show="embed" xlink:actuate="onLoad">
            <text:p/>
          </draw:image>
        </draw:frame>
        <draw:frame draw:style-name="gr1" draw:text-style-name="P1" draw:layer="layout" svg:width="11.036cm" svg:height="1.147cm" svg:x="12.7cm" svg:y="19.753cm">
          <draw:image xlink:href="Pictures/100002010000006200000036647BE80A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1" draw:text-style-name="P1" draw:layer="layout" svg:width="9.6cm" svg:height="1.147cm" svg:x="-1.8cm" svg:y="15.554cm">
          <draw:image xlink:href="Pictures/100002010000006200000036647BE80A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1" draw:text-style-name="P1" draw:layer="layout" svg:width="9.6cm" svg:height="1.147cm" svg:x="-2.3cm" svg:y="19.8cm">
          <draw:image xlink:href="Pictures/100002010000006200000036647BE80A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2" draw:text-style-name="P1" draw:layer="layout" svg:width="10.4cm" svg:height="1.193cm" svg:x="-2.5cm" svg:y="24.3cm">
          <draw:image xlink:href="Pictures/100002010000006200000036647BE80A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3" draw:text-style-name="P1" draw:layer="layout" svg:width="3.676cm" svg:height="1.905cm" svg:x="8.2cm" svg:y="23.895cm">
          <draw:image xlink:href="Pictures/1000020100000171000000B7B5B9C919.png" xlink:type="simple" xlink:show="embed" xlink:actuate="onLoad">
            <text:p/>
          </draw:image>
        </draw:frame>
        <draw:frame draw:style-name="gr3" draw:text-style-name="P1" draw:layer="layout" svg:width="4.393cm" svg:height="3cm" svg:x="8.507cm" svg:y="1.3cm">
          <draw:image xlink:href="Pictures/100000000000010D000000BBD5423F21.jpg" xlink:type="simple" xlink:show="embed" xlink:actuate="onLoad">
            <text:p/>
          </draw:image>
        </draw:frame>
        <draw:frame draw:style-name="gr3" draw:text-style-name="P1" draw:layer="layout" svg:width="3.764cm" svg:height="3.566cm" svg:x="-7.464cm" svg:y="0.334cm">
          <draw:image xlink:href="Pictures/100000000000004300000050D99A89D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0.199cm" svg:height="1.585cm" svg:x="-3.099cm" svg:y="2.7cm" presentation:class="notes" presentation:user-transformed="true">
            <draw:text-box>
              <text:p text:style-name="P2">Der Mechaniker sucht ein Autoteil <text:s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02T17:02:06.34</meta:creation-date>
    <dc:date>2017-01-08T11:02:01.68</dc:date>
    <meta:editing-duration>PT50M48S</meta:editing-duration>
    <meta:editing-cycles>2</meta:editing-cycles>
    <meta:generator>OpenOffice/4.1.2$Win32 OpenOffice.org_project/412m3$Build-9782</meta:generator>
    <meta:document-statistic meta:object-count="40"/>
  </office:meta>
</office:document-meta>
</file>